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8cm" fo:min-width="1.043cm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7cm" fo:min-width="1.042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8cm" fo:min-width="1.042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7cm" fo:min-width="1.043cm" fo:padding-top="0.175cm" fo:padding-bottom="0.175cm" fo:padding-left="0.3cm" fo:padding-right="0.3cm"/>
      <style:paragraph-properties style:writing-mode="lr-tb"/>
    </style:style>
    <style:style style:name="gr7" style:family="graphic" style:parent-style-name="objectwithoutfill">
      <style:graphic-properties svg:stroke-width="0.17cm" svg:stroke-color="#ff3838" draw:marker-start-width="0.46cm" draw:marker-end="Pontas_20_das_20_setas_20_4" draw:marker-end-width="0.66cm" draw:fill="none" draw:textarea-vertical-align="middle" fo:padding-top="0.21cm" fo:padding-bottom="0.21cm" fo:padding-left="0.335cm" fo:padding-right="0.335cm"/>
    </style:style>
    <style:style style:name="gr8" style:family="graphic" style:parent-style-name="objectwithoutfill">
      <style:graphic-properties svg:stroke-width="0.2cm" draw:marker-start-width="0.5cm" draw:marker-end="Pontas_20_das_20_setas_20_6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3cm" fo:min-width="0cm"/>
      <style:paragraph-properties style:writing-mode="lr-tb"/>
    </style:style>
    <style:style style:name="gr10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811cm" fo:min-width="0.634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811cm" fo:min-width="0.633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2-title">
      <style:graphic-properties draw:auto-grow-height="true" fo:min-height="3.163cm"/>
      <style:paragraph-properties style:writing-mode="lr-tb"/>
    </style:style>
    <style:style style:name="pr5" style:family="presentation" style:parent-style-name="Standard_20_2-outline1">
      <style:graphic-properties fo:min-height="11.929cm"/>
      <style:paragraph-properties style:writing-mode="lr-tb"/>
    </style:style>
    <style:style style:name="pr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3.163cm"/>
      <style:paragraph-properties style:writing-mode="lr-tb"/>
    </style:style>
    <style:style style:name="pr8" style:family="presentation" style:parent-style-name="Standard_20_1-outline1">
      <style:graphic-properties fo:min-height="11.929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5cm" fo:text-indent="0cm"/>
    </style:style>
    <style:style style:name="P6" style:family="paragraph">
      <style:paragraph-properties fo:text-align="center" style:writing-mode="lr-tb"/>
      <style:text-properties fo:font-size="22pt"/>
    </style:style>
    <style:style style:name="P7" style:family="paragraph">
      <loext:graphic-properties draw:fill="none"/>
      <style:paragraph-properties fo:text-align="center"/>
      <style:text-properties fo:font-size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4pt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/>
    </style:style>
    <style:style style:name="T5" style:family="text">
      <style:text-properties fo:font-size="24pt"/>
    </style:style>
    <style:style style:name="T6" style:family="text">
      <style:text-properties fo:font-size="32pt" fo:font-style="itali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3.8cm" presentation:class="title" presentation:user-transformed="true">
          <draw:text-box>
            <text:p><text:span text:style-name="T1">Busca em Largura</text:span> (B<text:span text:style-name="T2">FS – Breadth First Search</text:span>) com PICAT, em detalhes </text:p>
          </draw:text-box>
        </draw:frame>
        <draw:frame presentation:style-name="pr2" draw:text-style-name="P1" draw:layer="layout" svg:width="24.639cm" svg:height="7.2cm" svg:x="1.361cm" svg:y="11.5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Motivação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Num problema do AoC-2024 precisei recuperar o menor caminho entre dois pontos. </text:p>
              </text:list-item>
              <text:list-item>
                <text:p text:style-name="P3"><text:span text:style-name="T3">O grafo vinha de um labirinto BI-DIRECIONAL</text:span></text:p>
              </text:list-item>
              <text:list-item>
                <text:p text:style-name="P3"><text:span text:style-name="T3">Claro que um A* neste caso seria o mais indicado</text:span></text:p>
              </text:list-item>
              <text:list-item>
                <text:p text:style-name="P3"><text:span text:style-name="T3">Mas não era a questão.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Agradecimentos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/>
              </text:list-item>
              <text:list-item>
                <text:p text:style-name="P3"><text:span text:style-name="T3">Hakan, Neng-Fa, comunidade PICAT</text:span></text:p>
              </text:list-item>
              <text:list-item>
                <text:p text:style-name="P3"><text:span text:style-name="T3">https://screen-recorder.com <text:s text:c="2"/>(Free online screen </text:span><text:span text:style-name="T3">recorder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8" draw:text-style-name="P1" draw:layer="layout" svg:width="24.639cm" svg:height="12.179cm" svg:x="1cm" svg:y="4.321cm" presentation:class="outline" presentation:user-transformed="true">
          <draw:text-box>
            <text:list text:style-name="L3">
              <text:list-item>
                <text:p>A linguagem PICAT</text:p>
              </text:list-item>
              <text:list-item>
                <text:p>O extensão para PICAT <text:s/>se executar sob o ambiente Jupyter</text:p>
              </text:list-item>
              <text:list-item>
                <text:p>Facilidades e desvantagens</text:p>
              </text:list-item>
              <text:list-item>
                <text:p>Um grafo – um problema</text:p>
              </text:list-item>
              <text:list-item>
                <text:p>Representações de grafos em PICAT</text:p>
              </text:list-item>
              <text:list-item>
                <text:p>“Breadth First Search” (DFS)</text:p>
              </text:list-item>
              <text:list-item>
                <text:p>Implementações (2): uma clássica introdutória; uma com cópia dos caminhos. A explosão combinatorial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Pré-requisitos:<text:tab/><text:tab/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3">Buscas em grafos: BFS, DFS, etc</text:p>
              </text:list-item>
              <text:list-item>
                <text:p text:style-name="P3">Não farei os desenhos existentes na internet etc quanto ao percurso que um BFS executa (<text:span text:style-name="T2">transversal</text:span> ou visitações)</text:p>
              </text:list-item>
              <text:list-item>
                <text:p text:style-name="P3">Conhecimento de PICAT – nível intermediário – avançamos aqui.</text:p>
              </text:list-item>
              <text:list-item>
                <text:p text:style-name="P3">Estrutura de dados</text:p>
              </text:list-item>
              <text:list-item>
                <text:p text:style-name="P3">Buscas em grafos: BFS, DFS, etc</text:p>
              </text:list-item>
              <text:list-item>
                <text:p text:style-name="P3">Caso esteja ausente dos requisitos … faça uma ‘backtracking’ de aprendizagem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Sobre o grafo apresentado:<text:tab/>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ram criados por mim</text:p>
              </text:list-item>
              <text:list-item>
                <text:p>As arestas não tem peso (valor, rótulo), mas pouca alteração teria que ser feita neste modelo</text:p>
              </text:list-item>
              <text:list-item>
                <text:p text:style-name="P5"><text:span text:style-name="T3">O objetivo é <text:s/>explicar mais <text:s/>sobre código PICAT e </text:span><text:span text:style-name="T3">detalhar o BFS para recuperar caminhos.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custom-shape draw:style-name="gr2" draw:text-style-name="P6" draw:layer="layout" svg:width="2.323cm" svg:height="1.962cm" svg:x="2.164cm" svg:y="6.893cm">
          <text:p text:style-name="P6"><text:span text:style-name="T4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7" draw:layer="layout" svg:x1="7.97cm" svg:y1="2.971cm" svg:x2="3.906cm" svg:y2="6.893cm">
          <text:p/>
        </draw:line>
        <draw:custom-shape draw:style-name="gr4" draw:text-style-name="P6" xml:id="id2" draw:id="id2" draw:layer="layout" svg:width="2.322cm" svg:height="1.961cm" svg:x="7.97cm" svg:y="1.5cm">
          <text:p text:style-name="P6"><text:span text:style-name="T4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7" draw:layer="layout" svg:x1="9.131cm" svg:y1="3.461cm" svg:x2="9.131cm" svg:y2="6.893cm">
          <text:p/>
        </draw:line>
        <draw:custom-shape draw:style-name="gr5" draw:text-style-name="P6" xml:id="id4" draw:id="id4" draw:layer="layout" svg:width="2.322cm" svg:height="1.962cm" svg:x="7.97cm" svg:y="6.893cm">
          <text:p text:style-name="P6"><text:span text:style-name="T4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6" draw:layer="layout" svg:width="2.322cm" svg:height="1.962cm" svg:x="13.775cm" svg:y="6.893cm">
          <text:p text:style-name="P6"><text:span text:style-name="T4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xml:id="id3" draw:id="id3" draw:layer="layout" svg:width="2.322cm" svg:height="1.961cm" svg:x="1.7cm" svg:y="15.719cm">
          <text:p text:style-name="P6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322cm" svg:height="1.962cm" svg:x="7.854cm" svg:y="11.698cm">
          <text:p text:style-name="P6"><text:span text:style-name="T4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xml:id="id1" draw:id="id1" draw:layer="layout" svg:width="2.323cm" svg:height="1.961cm" svg:x="14.007cm" svg:y="15.719cm">
          <text:p text:style-name="P6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0.176cm" svg:y1="2.971cm" svg:x2="14.82cm" svg:y2="6.893cm">
          <text:p/>
        </draw:line>
        <draw:line draw:style-name="gr3" draw:text-style-name="P7" draw:layer="layout" svg:x1="7.97cm" svg:y1="13.267cm" svg:x2="3.906cm" svg:y2="16.209cm">
          <text:p/>
        </draw:line>
        <draw:line draw:style-name="gr3" draw:text-style-name="P7" draw:layer="layout" svg:x1="3.326cm" svg:y1="8.855cm" svg:x2="2.745cm" svg:y2="15.719cm">
          <text:p/>
        </draw:line>
        <draw:line draw:style-name="gr3" draw:text-style-name="P7" draw:layer="layout" svg:x1="14.24cm" svg:y1="8.756cm" svg:x2="10.176cm" svg:y2="12.188cm">
          <text:p/>
        </draw:line>
        <draw:line draw:style-name="gr3" draw:text-style-name="P7" draw:layer="layout" svg:x1="9.132cm" svg:y1="8.855cm" svg:x2="9.132cm" svg:y2="11.674cm">
          <text:p/>
        </draw:line>
        <draw:line draw:style-name="gr3" draw:text-style-name="P7" draw:layer="layout" svg:x1="4.37cm" svg:y1="8.364cm" svg:x2="8.085cm" svg:y2="11.992cm">
          <text:p/>
        </draw:line>
        <draw:line draw:style-name="gr3" draw:text-style-name="P7" draw:layer="layout" svg:x1="15.053cm" svg:y1="8.83cm" svg:x2="14.936cm" svg:y2="15.719cm">
          <text:p/>
        </draw:line>
        <draw:connector draw:style-name="gr7" draw:text-style-name="P8" draw:layer="layout" draw:type="curve" draw:line-skew="2.751cm" svg:x1="16.33cm" svg:y1="16.7cm" svg:x2="10.292cm" svg:y2="2.48cm" draw:start-shape="id1" draw:start-glue-point="10" draw:end-shape="id2" svg:d="M16330 16700c4953 0 7972-14220-6038-14220" svg:viewBox="0 0 10177 14221">
          <text:p/>
        </draw:connector>
        <draw:line draw:style-name="gr8" draw:text-style-name="P8" draw:layer="layout" svg:x1="5.415cm" svg:y1="2.481cm" svg:x2="7.737cm" svg:y2="2.481cm">
          <text:p/>
        </draw:line>
        <draw:line draw:style-name="gr3" draw:text-style-name="P7" draw:layer="layout" svg:x1="9.828cm" svg:y1="13.267cm" svg:x2="14.008cm" svg:y2="16.209cm">
          <text:p/>
        </draw:line>
        <draw:frame draw:style-name="gr9" draw:text-style-name="P9" draw:layer="layout" svg:width="7.819cm" svg:height="4.973cm" svg:x="19.735cm" svg:y="3.828cm">
          <draw:text-box>
            <text:p>Tem ciclos, não é um </text:p>
            <text:p>Grafo Orientado</text:p>
          </draw:text-box>
        </draw:frame>
        <draw:connector draw:style-name="gr7" draw:text-style-name="P8" draw:layer="layout" draw:type="curve" draw:line-skew="0cm -1.676cm" svg:x1="1.7cm" svg:y1="16.7cm" svg:x2="8.31cm" svg:y2="8.568cm" draw:start-shape="id3" draw:start-glue-point="6" draw:end-shape="id4" draw:end-glue-point="7" svg:d="M1700 16700c-825 0-688-3045 1171-4312s5439-756 5439-3820" svg:viewBox="0 0 7093 8133">
          <text:p/>
        </draw:connector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custom-shape draw:style-name="gr10" draw:text-style-name="P6" draw:layer="layout" svg:width="1.744cm" svg:height="1.641cm" svg:x="7.623cm" svg:y="5.201cm">
          <text:p text:style-name="P6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1.982cm" svg:y1="1.92cm" svg:x2="8.931cm" svg:y2="5.201cm">
          <text:p/>
        </draw:line>
        <draw:custom-shape draw:style-name="gr10" draw:text-style-name="P6" draw:layer="layout" svg:width="1.744cm" svg:height="1.641cm" svg:x="11.982cm" svg:y="0.689cm">
          <text:p text:style-name="P6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3.754cm" svg:y1="5.93cm" svg:x2="16.241cm" svg:y2="6.007cm">
          <text:p/>
        </draw:line>
        <draw:custom-shape draw:style-name="gr10" draw:text-style-name="P6" draw:layer="layout" svg:width="1.744cm" svg:height="1.641cm" svg:x="11.982cm" svg:y="5.201cm">
          <text:p text:style-name="P6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744cm" svg:height="1.641cm" svg:x="16.341cm" svg:y="5.201cm">
          <text:p text:style-name="P6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743cm" svg:height="1.641cm" svg:x="16.865cm" svg:y="9.021cm">
          <text:p text:style-name="P6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744cm" svg:height="1.641cm" svg:x="11.895cm" svg:y="9.221cm">
          <text:p text:style-name="P6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744cm" svg:height="1.641cm" svg:x="12.408cm" svg:y="13.093cm">
          <text:p text:style-name="P6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3.639cm" svg:y1="1.92cm" svg:x2="16.523cm" svg:y2="5.385cm">
          <text:p/>
        </draw:line>
        <draw:line draw:style-name="gr3" draw:text-style-name="P7" draw:layer="layout" svg:x1="12.755cm" svg:y1="6.842cm" svg:x2="12.755cm" svg:y2="9.201cm">
          <text:p/>
        </draw:line>
        <draw:line draw:style-name="gr3" draw:text-style-name="P7" draw:layer="layout" svg:x1="9.28cm" svg:y1="6.432cm" svg:x2="12.07cm" svg:y2="9.467cm">
          <text:p/>
        </draw:line>
        <draw:line draw:style-name="gr8" draw:text-style-name="P8" draw:layer="layout" svg:x1="10.064cm" svg:y1="1.509cm" svg:x2="11.808cm" svg:y2="1.509cm">
          <text:p/>
        </draw:line>
        <draw:custom-shape draw:style-name="gr10" draw:text-style-name="P6" draw:layer="layout" svg:width="1.744cm" svg:height="1.641cm" svg:x="7.779cm" svg:y="9.139cm">
          <text:p text:style-name="P6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743cm" svg:height="1.641cm" svg:x="7.941cm" svg:y="13.064cm">
          <text:p text:style-name="P6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13.479cm" svg:y1="6.599cm" svg:x2="16.965cm" svg:y2="9.276cm">
          <text:p/>
        </draw:line>
        <draw:line draw:style-name="gr3" draw:text-style-name="P7" draw:layer="layout" svg:x1="8.555cm" svg:y1="6.917cm" svg:x2="8.555cm" svg:y2="9.276cm">
          <text:p/>
        </draw:line>
        <draw:custom-shape draw:style-name="gr10" draw:text-style-name="P6" draw:layer="layout" svg:width="1.744cm" svg:height="1.641cm" svg:x="17.109cm" svg:y="12.893cm">
          <text:p text:style-name="P6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744cm" svg:height="1.641cm" svg:x="17.142cm" svg:y="17.001cm">
          <text:p text:style-name="P6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744cm" svg:height="1.641cm" svg:x="16.342cm" svg:y="5.201cm">
          <text:p text:style-name="P6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744cm" svg:height="1.641cm" svg:x="8.043cm" svg:y="17.101cm">
          <text:p text:style-name="P6"><text:span text:style-name="T4"/></text:p>
          <text:p text:style-name="P6"><text:span text:style-name="T4">10</text:span></text:p>
          <text:p text:style-name="P6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7" draw:layer="layout" svg:x1="8.855cm" svg:y1="14.792cm" svg:x2="8.855cm" svg:y2="17.151cm">
          <text:p/>
        </draw:line>
        <draw:line draw:style-name="gr3" draw:text-style-name="P7" draw:layer="layout" svg:x1="18.055cm" svg:y1="14.517cm" svg:x2="18.055cm" svg:y2="16.876cm">
          <text:p/>
        </draw:line>
        <draw:line draw:style-name="gr3" draw:text-style-name="P7" draw:layer="layout" svg:x1="9.254cm" svg:y1="10.574cm" svg:x2="12.408cm" svg:y2="13.602cm">
          <text:p/>
        </draw:line>
        <draw:line draw:style-name="gr3" draw:text-style-name="P7" draw:layer="layout" svg:x1="8.755cm" svg:y1="10.767cm" svg:x2="8.755cm" svg:y2="13.126cm">
          <text:p/>
        </draw:line>
        <draw:line draw:style-name="gr3" draw:text-style-name="P7" draw:layer="layout" svg:x1="12.943cm" svg:y1="10.862cm" svg:x2="13.455cm" svg:y2="13.15cm">
          <text:p/>
        </draw:line>
        <draw:line draw:style-name="gr3" draw:text-style-name="P7" draw:layer="layout" svg:x1="17.955cm" svg:y1="10.657cm" svg:x2="17.955cm" svg:y2="12.8cm">
          <text:p/>
        </draw:line>
        <draw:line draw:style-name="gr3" draw:text-style-name="P7" draw:layer="layout" svg:x1="12.918cm" svg:y1="2.33cm" svg:x2="12.918cm" svg:y2="5.201cm">
          <text:p/>
        </draw:line>
        <draw:frame draw:style-name="gr12" draw:text-style-name="P10" draw:layer="layout" svg:width="4.837cm" svg:height="1.195cm" svg:x="2.521cm" svg:y="2.988cm">
          <draw:text-box>
            <text:p><text:span text:style-name="T5">Um DAG ..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BFS – Visão Clássica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Uso do BFS: caminho ótimo pois é o mais curto entre dois pontos</text:p>
              </text:list-item>
              <text:list-item>
                <text:p text:style-name="P5">Eficiência: há um preço a pagar. Isso que veremos.</text:p>
              </text:list-item>
              <text:list-item>
                <text:p>Legibilidade: boa</text:p>
              </text:list-item>
              <text:list-item>
                <text:p>Representação do grafo: Lista de listas como matriz de adjacência</text:p>
              </text:list-item>
              <text:list-item>
                <text:p>Grafo é a estrutura algébrica completa, a matriz de adjacências é como os nós se relacionam</text:p>
              </text:list-item>
              <text:list-item>
                <text:p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BFS – com cópias dos caminhos</text:p>
          </draw:text-box>
        </draw:frame>
        <draw:frame presentation:style-name="pr5" draw:text-style-name="P1" draw:layer="layout" svg:width="24.639cm" svg:height="12.179cm" svg:x="1.4cm" svg:y="5.114cm" presentation:class="outline" presentation:user-transformed="true">
          <draw:text-box>
            <text:list text:style-name="L3">
              <text:list-item>
                <text:p text:style-name="P3">Eficiência: igual</text:p>
              </text:list-item>
              <text:list-item>
                <text:p text:style-name="P3">Legibilidade: um pouco mais complexa</text:p>
              </text:list-item>
              <text:list-item>
                <text:p text:style-name="P3">Fácil de modificar o código</text:p>
              </text:list-item>
              <text:list-item>
                <text:p text:style-name="P3">Ótima representação do grafo: lista de lista como nós de adjacência</text:p>
              </text:list-item>
              <text:list-item>
                <text:p text:style-name="P3"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Conclusões: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/>
              </text:list-item>
              <text:list-item>
                <text:p text:style-name="P1">Depuração: não testado, mas a idéia é um código sob a “visão construtiva” (faz uma linha &lt;-&gt; testa)</text:p>
              </text:list-item>
              <text:list-item>
                <text:p text:style-name="P1">Código “<text:span text:style-name="T6">muito grande</text:span>”: não vai dar certo. As células são independentes entre si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Conclusões ...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Em vários momentos, você precisa recuperar dados, como coordenadas, caminhos, etc, </text:p>
              </text:list-item>
              <text:list-item>
                <text:p text:style-name="P1">BFS é exponencial, logo, precisa apurar seu us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Obrigado ...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Todo <text:span text:style-name="T6">feedback</text:span> é bem-vindo</text:p>
              </text:list-item>
              <text:list-item>
                <text:p text:style-name="P3"><text:span text:style-name="T3">ccs1664@gmail.com ou ccs1664@yahoo.com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4" draw:display-name="Pontas das setas 4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32DT18H32M</meta:editing-duration>
    <meta:editing-cycles>28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1-16T18:08:55.181898531</dc:date>
    <meta:document-statistic meta:object-count="156"/>
  </office:meta>
</office:document-meta>
</file>